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Mono" officeooo:rsid="0018468b" officeooo:paragraph-rsid="0018468b"/>
    </style:style>
    <style:style style:name="P2" style:family="paragraph" style:parent-style-name="Title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Vision in Action: From Motion Detection to Object Recognition</text:p>
      <text:p text:style-name="P1"/>
      <text:p text:style-name="P1"/>
      <text:p text:style-name="P1">Introduction (Brief)</text:p>
      <text:p text:style-name="P1"/>
      <text:p text:style-name="P1">Quick overview of what you'll demonstrate</text:p>
      <text:p text:style-name="P1">Why these techniques matter in real-world applications</text:p>
      <text:p text:style-name="P1"/>
      <text:p text:style-name="P1"/>
      <text:p text:style-name="P1">Motion Detection Demo</text:p>
      <text:p text:style-name="P1"/>
      <text:p text:style-name="P1">Show original video clip</text:p>
      <text:p text:style-name="P1">Run and show live detection results</text:p>
      <text:p text:style-name="P1">Break down how it works (perhaps with simple diagrams)</text:p>
      <text:p text:style-name="P1">Quick code walkthrough of key components</text:p>
      <text:p text:style-name="P1"/>
      <text:p text:style-name="P1"/>
      <text:p text:style-name="P1">Object Detection Demo</text:p>
      <text:p text:style-name="P1"/>
      <text:p text:style-name="P1">Similar flow: original footage → detection results</text:p>
      <text:p text:style-name="P1">Explanation of the underlying technology</text:p>
      <text:p text:style-name="P1">Code highlights showing implementation</text:p>
      <text:p text:style-name="P1"/>
      <text:p text:style-name="P1">Title slide</text:p>
      <text:p text:style-name="P1">Overview of what we'll cover</text:p>
      <text:p text:style-name="P1">Motion Detection - Demo introduction</text:p>
      <text:p text:style-name="P1"><text:soft-page-break/>Motion Detection - Technical explanation</text:p>
      <text:p text:style-name="P1">Motion Detection - Code implementation</text:p>
      <text:p text:style-name="P1">Object Detection - Demo introduction</text:p>
      <text:p text:style-name="P1">Object Detection - Technical explanation</text:p>
      <text:p text:style-name="P1">Object Detection - Code implementation</text:p>
      <text:p text:style-name="P1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8:28:26.463967191</meta:creation-date>
    <dc:date>2025-02-05T09:17:24.219934438</dc:date>
    <meta:editing-duration>PT26M48S</meta:editing-duration>
    <meta:editing-cycles>1</meta:editing-cycles>
    <meta:document-statistic meta:table-count="0" meta:image-count="0" meta:object-count="0" meta:page-count="2" meta:paragraph-count="22" meta:word-count="110" meta:character-count="785" meta:non-whitespace-character-count="697"/>
    <meta:generator>LibreOffice/24.2.7.2$Linux_X86_64 LibreOffice_project/420$Build-2</meta:generator>
  </office:meta>
</office:document-meta>
</file>